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0451f1" style:font-weight-asian="normal" style:font-weight-complex="normal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00788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ffffd7" loext:char-shading-value="0"/>
    </style:style>
    <style:style style:name="T4" style:family="text">
      <style:text-properties fo:background-color="#ffffd7" loext:char-shading-value="0"/>
    </style:style>
    <style:style style:name="T5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56a8f5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56a8f5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8888c6" loext:opacity="100%" style:font-name="JetBrains Mono" fo:font-size="11.5pt" fo:font-style="normal" fo:font-weight="normal" style:font-size-asian="11.5pt" style:font-style-asian="normal" style:font-weight-asian="normal"/>
    </style:style>
    <style:style style:name="T12" style:family="text">
      <style:text-properties fo:color="#8888c6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6aab73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6aab73" loext:opacity="100%" style:font-name="JetBrains Mono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aa4926" loext:opacity="100%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aa4926" loext:opacity="100%" style:font-name="JetBrains Mono" fo:font-size="11.5pt" fo:font-style="normal" fo:font-weight="normal" style:font-size-asian="11.5pt" style:font-style-asian="normal" style:font-weight-asian="normal"/>
    </style:style>
    <style:style style:name="T17" style:family="text">
      <style:text-properties fo:color="#2aacb8" loext:opacity="100%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2aacb8" loext:opacity="100%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7a7e85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7a7e85" loext:opacity="100%" style:font-name="JetBrains Mono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c9211e" loext:opacity="100%" officeooo:rsid="0004b5e7"/>
    </style:style>
    <style:style style:name="T22" style:family="text">
      <style:text-properties officeooo:rsid="0006b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22 – Elabore programas em <text:span text:style-name="T1">P</text:span>ython, usando <text:span text:style-name="T2">funções de bibliotecas</text:span>, para os seguintes enunciados:</text:p>
      <text:p text:style-name="P1"/>
      <text:p text:style-name="P2">1. Escreva um programa que calcule o <text:span text:style-name="T3">fatorial</text:span> de um número <text:span text:style-name="T3">inteiro</text:span> <text:s/><text:span text:style-name="T3">positivo</text:span> fornecido pelo usuário. O programa deve verificar se a entrada é <text:span text:style-name="T3">válida</text:span> e exibir o resultado do <text:span text:style-name="T3">fatorial</text:span> do número.</text:p>
      <text:p text:style-name="P2"/>
      <text:p text:style-name="P4" loext:marker-style-name="T7"><text:span text:style-name="T5">import </text:span><text:span text:style-name="T7">math<text:line-break/><text:line-break/></text:span><text:span text:style-name="T5">try</text:span><text:span text:style-name="T7">:<text:line-break/> <text:s text:c="3"/>num = </text:span><text:span text:style-name="T11">float</text:span><text:span text:style-name="T7">(</text:span><text:span text:style-name="T11">input</text:span><text:span text:style-name="T7">(</text:span><text:span text:style-name="T13">"Digite um número para calcular seu fatorial: "</text:span><text:span text:style-name="T7">))<text:line-break/><text:line-break/> <text:s text:c="3"/></text:span><text:span text:style-name="T5">if </text:span><text:span text:style-name="T7">num.is_integer() </text:span><text:span text:style-name="T5">and </text:span><text:span text:style-name="T7">num &gt;= </text:span><text:span text:style-name="T17">0</text:span><text:span text:style-name="T7">:<text:line-break/> <text:s text:c="7"/>num = </text:span><text:span text:style-name="T11">int</text:span><text:span text:style-name="T7">(num)<text:line-break/> <text:s text:c="7"/>fatorial = math.factorial(num)<text:line-break/> <text:s text:c="7"/></text:span><text:span text:style-name="T11">print</text:span><text:span text:style-name="T7">(</text:span><text:span text:style-name="T13">f"</text:span><text:span text:style-name="T5">\n</text:span><text:span text:style-name="T13">O fatorial de </text:span><text:span text:style-name="T5">{</text:span><text:span text:style-name="T7">num</text:span><text:span text:style-name="T5">}</text:span><text:span text:style-name="T13"> é </text:span><text:span text:style-name="T5">{</text:span><text:span text:style-name="T7">fatorial</text:span><text:span text:style-name="T5">}</text:span><text:span text:style-name="T13">"</text:span><text:span text:style-name="T7">)<text:line-break/> <text:s text:c="3"/></text:span><text:span text:style-name="T5">else</text:span><text:span text:style-name="T7">:<text:line-break/> <text:s text:c="7"/></text:span><text:span text:style-name="T11">print</text:span><text:span text:style-name="T7">(</text:span><text:span text:style-name="T13">"</text:span><text:span text:style-name="T5">\n</text:span><text:span text:style-name="T13">Error. Digite um número inteiro positivo"</text:span><text:span text:style-name="T7">)<text:line-break/><text:line-break/></text:span><text:span text:style-name="T5">except </text:span><text:span text:style-name="T11">ValueError</text:span><text:span text:style-name="T7">:<text:line-break/> <text:s text:c="3"/></text:span><text:span text:style-name="T11">print</text:span><text:span text:style-name="T7">(</text:span><text:span text:style-name="T13">"</text:span><text:span text:style-name="T5">\n</text:span><text:span text:style-name="T13">Error. Entrada inválida. Digite um número inteiro positivo."</text:span><text:span text:style-name="T7">)</text:span></text:p>
      <text:p text:style-name="P2"/>
      <text:p text:style-name="P2"/>
      <text:p text:style-name="P2">2. Desenvolva um programa que receba um <text:span text:style-name="T3">ângulo</text:span> em <text:span text:style-name="T3">graus</text:span> como entrada, converta-o para <text:span text:style-name="T3">radianos</text:span> e calcule o <text:span text:style-name="T3">seno</text:span> desse ângulo. O programa deve exibir o resultado com <text:span text:style-name="T3">duas</text:span> casas decimais.</text:p>
      <text:p text:style-name="P2"/>
      <text:p text:style-name="P4" loext:marker-style-name="T7"><text:span text:style-name="T5">import </text:span><text:span text:style-name="T7">math<text:line-break/><text:line-break/></text:span><text:span text:style-name="T5">try</text:span><text:span text:style-name="T7">:<text:line-break/> <text:s text:c="3"/>angulo = </text:span><text:span text:style-name="T11">float</text:span><text:span text:style-name="T7">(</text:span><text:span text:style-name="T11">input</text:span><text:span text:style-name="T7">(</text:span><text:span text:style-name="T13">"Digite um ângulo em graus: "</text:span><text:span text:style-name="T7">))<text:line-break/><text:line-break/> <text:s text:c="3"/>radianos = math.radians(angulo)<text:line-break/> <text:s text:c="3"/>seno = math.sin(radianos)<text:line-break/><text:line-break/> <text:s text:c="3"/></text:span><text:span text:style-name="T11">print</text:span><text:span text:style-name="T7">(</text:span><text:span text:style-name="T13">f"</text:span><text:span text:style-name="T5">\n</text:span><text:span text:style-name="T13">O seno de </text:span><text:span text:style-name="T5">{</text:span><text:span text:style-name="T7">angulo</text:span><text:span text:style-name="T5">:</text:span><text:span text:style-name="T13">.0f</text:span><text:span text:style-name="T5">}</text:span><text:span text:style-name="T13">º é </text:span><text:span text:style-name="T5">{</text:span><text:span text:style-name="T7">seno</text:span><text:span text:style-name="T5">:</text:span><text:span text:style-name="T13">.2f</text:span><text:span text:style-name="T5">}</text:span><text:span text:style-name="T13">"</text:span><text:span text:style-name="T7">)<text:line-break/></text:span><text:span text:style-name="T5">except </text:span><text:span text:style-name="T11">ValueError</text:span><text:span text:style-name="T7">:<text:line-break/> <text:s text:c="3"/></text:span><text:span text:style-name="T11">print</text:span><text:span text:style-name="T7">(</text:span><text:span text:style-name="T13">"</text:span><text:span text:style-name="T5">\n</text:span><text:span text:style-name="T13">Error. Digite um número."</text:span><text:span text:style-name="T7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Escreva um programa em Python que faça a leitura de uma planilha Excel (Epandas1.xlsx)</text:p>
      <text:p text:style-name="P2"/>
      <text:p text:style-name="P2"><text:span text:style-name="T22">C</text:span>ontendo os seguintes campos: código, nome e valor, e calcular e exibir a soma total de todos os valores contidos na coluna valor.</text:p>
      <text:p text:style-name="P2"/>
      <text:p text:style-name="P4" loext:marker-style-name="T7"><text:span text:style-name="T5">import </text:span><text:span text:style-name="T7">pandas </text:span><text:span text:style-name="T5">as </text:span><text:span text:style-name="T7">pd<text:line-break/><text:line-break/></text:span><text:span text:style-name="T5">def </text:span><text:span text:style-name="T9">somar_valores</text:span><text:span text:style-name="T7">(df):<text:line-break/><text:line-break/> <text:s text:c="3"/></text:span><text:span text:style-name="T19"># print(df.columns)<text:line-break/><text:line-break/> <text:s text:c="3"/></text:span><text:span text:style-name="T5">if </text:span><text:span text:style-name="T13">'Valor' </text:span><text:span text:style-name="T5">in </text:span><text:span text:style-name="T7">df.columns:<text:line-break/> <text:s text:c="7"/>soma_valores = df[</text:span><text:span text:style-name="T13">'Valor'</text:span><text:span text:style-name="T7">].sum()<text:line-break/> <text:s text:c="7"/></text:span><text:span text:style-name="T11">print</text:span><text:span text:style-name="T7">(</text:span><text:span text:style-name="T13">f"</text:span><text:span text:style-name="T5">\n</text:span><text:span text:style-name="T13">A soma da coluna 'Valor' é </text:span><text:span text:style-name="T5">{</text:span><text:span text:style-name="T7">soma_valores</text:span><text:span text:style-name="T5">:</text:span><text:span text:style-name="T13">.0f</text:span><text:span text:style-name="T5">}</text:span><text:span text:style-name="T13">"</text:span><text:span text:style-name="T7">)<text:line-break/> <text:s text:c="3"/></text:span><text:span text:style-name="T5">else</text:span><text:span text:style-name="T7">:<text:line-break/> <text:s text:c="7"/></text:span><text:span text:style-name="T11">print</text:span><text:span text:style-name="T7">(</text:span><text:span text:style-name="T13">"</text:span><text:span text:style-name="T5">\n</text:span><text:span text:style-name="T13">A coluna 'Valor' não foi encontrada."</text:span><text:span text:style-name="T7">)<text:line-break/></text:span><text:span text:style-name="T5">try</text:span><text:span text:style-name="T7">:<text:line-break/> <text:s text:c="3"/>df = pd.read_excel(</text:span><text:span text:style-name="T13">r'/home/daphne/Documentos/Excel/Excel 1.xlsx'</text:span><text:span text:style-name="T7">, </text:span><text:span text:style-name="T15">header</text:span><text:span text:style-name="T7">=</text:span><text:span text:style-name="T17">1</text:span><text:span text:style-name="T7">)<text:line-break/><text:line-break/> <text:s text:c="3"/></text:span><text:span text:style-name="T19">#print(df.head()) #(df.to_string(index=False))<text:line-break/><text:line-break/> <text:s text:c="3"/></text:span><text:span text:style-name="T7">somar_valores(df)<text:line-break/></text:span><text:span text:style-name="T5">except </text:span><text:span text:style-name="T11">FileNotFoundError</text:span><text:span text:style-name="T7">:<text:line-break/> <text:s text:c="3"/></text:span><text:span text:style-name="T11">print</text:span><text:span text:style-name="T7">(</text:span><text:span text:style-name="T13">"</text:span><text:span text:style-name="T5">\n</text:span><text:span text:style-name="T13">Arquivo não encontrado. Verifique o caminho."</text:span><text:span text:style-name="T7">)</text:span></text:p>
      <text:p text:style-name="P2"/>
      <text:p text:style-name="P2"/>
      <text:p text:style-name="P2">4. Escreva um programa em Python que faça a leitura de uma planilha Excel (Epandas1.xlsx) contendo os seguintes campos: código, nome e valor, e calcular e exiba as <text:span text:style-name="T4">estatísticas descritivas</text:span> do DataFrame</text:p>
      <text:p text:style-name="P2"/>
      <text:p text:style-name="P4" loext:marker-style-name="T7"><text:span text:style-name="T5">import </text:span><text:span text:style-name="T7">pandas </text:span><text:span text:style-name="T5">as </text:span><text:span text:style-name="T7">pd<text:line-break/><text:line-break/></text:span><text:span text:style-name="T5">try</text:span><text:span text:style-name="T7">:<text:line-break/> <text:s text:c="3"/>df = pd.read_excel(</text:span><text:span text:style-name="T13">r'/home/daphne/Documentos/Excel/Excel 1.xlsx'</text:span><text:span text:style-name="T7">, </text:span><text:span text:style-name="T15">header</text:span><text:span text:style-name="T7">=</text:span><text:span text:style-name="T17">1</text:span><text:span text:style-name="T7">)<text:line-break/> <text:s text:c="3"/></text:span><text:span text:style-name="T11">print</text:span><text:span text:style-name="T7">(df.describe())<text:line-break/></text:span><text:span text:style-name="T5">except </text:span><text:span text:style-name="T11">FileNotFoundError</text:span><text:span text:style-name="T7">:<text:line-break/> <text:s text:c="3"/></text:span><text:span text:style-name="T11">print</text:span><text:span text:style-name="T7">(</text:span><text:span text:style-name="T13">"</text:span><text:span text:style-name="T5">\n</text:span><text:span text:style-name="T13">Error. Arquivo não encontrado."</text:span><text:span text:style-name="T7">)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6:44:06.841986153</meta:creation-date>
    <dc:date>2024-10-25T14:46:08.786621981</dc:date>
    <meta:editing-duration>PT1H5M31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10" meta:word-count="288" meta:character-count="2284" meta:non-whitespace-character-count="1860"/>
  </office:meta>
</office:document-meta>
</file>